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27cm"/>
    </style:style>
    <style:style style:name="co10" style:family="table-column">
      <style:table-column-properties fo:break-before="auto" style:column-width="3.067cm"/>
    </style:style>
    <style:style style:name="co11" style:family="table-column">
      <style:table-column-properties fo:break-before="auto" style:column-width="3.316cm"/>
    </style:style>
    <style:style style:name="co12" style:family="table-column">
      <style:table-column-properties fo:break-before="auto" style:column-width="3.0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34.399cm" svg:height="14.376cm" svg:x="1.444cm" svg:y="0.1cm">
            <draw:object draw:notify-on-update-of-ranges="Sheet1.A2:Sheet1.A15 Sheet1.B1:Sheet1.B1 Sheet1.B2:Sheet1.B15 Sheet1.C1:Sheet1.C1 Sheet1.C2:Sheet1.C15 Sheet1.D1:Sheet1.D1 Sheet1.D2:Sheet1.D15 Sheet1.E1:Sheet1.E1 Sheet1.E2:Sheet1.E15 Sheet1.F1:Sheet1.F1 Sheet1.F2:Sheet1.F15 Sheet1.G1:Sheet1.G1 Sheet1.G2:Sheet1.G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Minimal Spanning Tree</text:p>
          </table:table-cell>
          <table:table-cell office:value-type="string" calcext:value-type="string">
            <text:p>Random approach</text:p>
          </table:table-cell>
          <table:table-cell office:value-type="string" calcext:value-type="string">
            <text:p>Greedy Approach</text:p>
          </table:table-cell>
          <table:table-cell table:style-name="Default" office:value-type="string" calcext:value-type="string">
            <text:p>Branch and Bound</text:p>
          </table:table-cell>
          <table:table-cell office:value-type="string" calcext:value-type="string">
            <text:p>Genetic Approach</text:p>
          </table:table-cell>
          <table:table-cell office:value-type="string" calcext:value-type="string">
            <text:p>Valeur optimal</text:p>
          </table:table-cell>
          <table:table-cell/>
        </table:table-row>
        <table:table-row table:style-name="ro1">
          <table:table-cell office:value-type="string" calcext:value-type="string">
            <text:p>burma14</text:p>
          </table:table-cell>
          <table:table-cell office:value-type="float" office:value="4003" calcext:value-type="float">
            <text:p>4003</text:p>
          </table:table-cell>
          <table:table-cell office:value-type="float" office:value="4788" calcext:value-type="float">
            <text:p>4788</text:p>
          </table:table-cell>
          <table:table-cell office:value-type="float" office:value="4048" calcext:value-type="float">
            <text:p>4048</text:p>
          </table:table-cell>
          <table:table-cell table:style-name="Default" office:value-type="float" office:value="3323" calcext:value-type="float">
            <text:p>3323</text:p>
          </table:table-cell>
          <table:table-cell office:value-type="float" office:value="3783" calcext:value-type="float">
            <text:p>3783</text:p>
          </table:table-cell>
          <table:table-cell office:value-type="float" office:value="3323" calcext:value-type="float">
            <text:p>3323</text:p>
          </table:table-cell>
          <table:table-cell/>
        </table:table-row>
        <table:table-row table:style-name="ro1">
          <table:table-cell office:value-type="string" calcext:value-type="string">
            <text:p>ulysses16</text:p>
          </table:table-cell>
          <table:table-cell office:value-type="float" office:value="7788" calcext:value-type="float">
            <text:p>7788</text:p>
          </table:table-cell>
          <table:table-cell office:value-type="float" office:value="9971" calcext:value-type="float">
            <text:p>9971</text:p>
          </table:table-cell>
          <table:table-cell office:value-type="float" office:value="9988" calcext:value-type="float">
            <text:p>9988</text:p>
          </table:table-cell>
          <table:table-cell table:style-name="Default" office:value-type="float" office:value="6859" calcext:value-type="float">
            <text:p>6859</text:p>
          </table:table-cell>
          <table:table-cell office:value-type="float" office:value="7169" calcext:value-type="float">
            <text:p>7169</text:p>
          </table:table-cell>
          <table:table-cell office:value-type="float" office:value="6859" calcext:value-type="float">
            <text:p>6859</text:p>
          </table:table-cell>
          <table:table-cell/>
        </table:table-row>
        <table:table-row table:style-name="ro1">
          <table:table-cell office:value-type="string" calcext:value-type="string">
            <text:p>br17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1" office:value-type="string" calcext:value-type="string">
            <text:p>gr17</text:p>
          </table:table-cell>
          <table:table-cell office:value-type="float" office:value="2352" calcext:value-type="float">
            <text:p>2352</text:p>
          </table:table-cell>
          <table:table-cell office:value-type="float" office:value="3698" calcext:value-type="float">
            <text:p>3698</text:p>
          </table:table-cell>
          <table:table-cell office:value-type="float" office:value="2187" calcext:value-type="float">
            <text:p>2187</text:p>
          </table:table-cell>
          <table:table-cell table:style-name="Default" office:value-type="float" office:value="2085" calcext:value-type="float">
            <text:p>2085</text:p>
          </table:table-cell>
          <table:table-cell office:value-type="float" office:value="2528" calcext:value-type="float">
            <text:p>2528</text:p>
          </table:table-cell>
          <table:table-cell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string" calcext:value-type="string">
            <text:p>gr21</text:p>
          </table:table-cell>
          <table:table-cell office:value-type="float" office:value="3738" calcext:value-type="float">
            <text:p>3738</text:p>
          </table:table-cell>
          <table:table-cell office:value-type="float" office:value="5792" calcext:value-type="float">
            <text:p>5792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--</text:p>
          </table:table-cell>
          <table:table-cell office:value-type="float" office:value="3580" calcext:value-type="float">
            <text:p>3580</text:p>
          </table:table-cell>
          <table:table-cell office:value-type="float" office:value="2707" calcext:value-type="float">
            <text:p>2707</text:p>
          </table:table-cell>
          <table:table-cell/>
        </table:table-row>
        <table:table-row table:style-name="ro1">
          <table:table-cell office:value-type="string" calcext:value-type="string">
            <text:p>gr24</text:p>
          </table:table-cell>
          <table:table-cell office:value-type="float" office:value="1641" calcext:value-type="float">
            <text:p>1641</text:p>
          </table:table-cell>
          <table:table-cell office:value-type="float" office:value="2943" calcext:value-type="float">
            <text:p>2943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--</text:p>
          </table:table-cell>
          <table:table-cell office:value-type="float" office:value="1919" calcext:value-type="float">
            <text:p>1919</text:p>
          </table:table-cell>
          <table:table-cell office:value-type="float" office:value="1272" calcext:value-type="float">
            <text:p>1272</text:p>
          </table:table-cell>
          <table:table-cell/>
        </table:table-row>
        <table:table-row table:style-name="ro1">
          <table:table-cell office:value-type="string" calcext:value-type="string">
            <text:p>bays29</text:p>
          </table:table-cell>
          <table:table-cell office:value-type="float" office:value="2743" calcext:value-type="float">
            <text:p>2743</text:p>
          </table:table-cell>
          <table:table-cell office:value-type="float" office:value="4938" calcext:value-type="float">
            <text:p>4938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--</text:p>
          </table:table-cell>
          <table:table-cell office:value-type="float" office:value="3038" calcext:value-type="float">
            <text:p>3038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ulysses22</text:p>
          </table:table-cell>
          <table:table-cell office:value-type="float" office:value="8308" calcext:value-type="float">
            <text:p>8308</text:p>
          </table:table-cell>
          <table:table-cell office:value-type="float" office:value="12472" calcext:value-type="float">
            <text:p>12472</text:p>
          </table:table-cell>
          <table:table-cell office:value-type="float" office:value="10586" calcext:value-type="float">
            <text:p>10586</text:p>
          </table:table-cell>
          <table:table-cell office:value-type="string" calcext:value-type="string">
            <text:p>--</text:p>
          </table:table-cell>
          <table:table-cell office:value-type="float" office:value="8399" calcext:value-type="float">
            <text:p>8399</text:p>
          </table:table-cell>
          <table:table-cell office:value-type="float" office:value="7013" calcext:value-type="float">
            <text:p>7013</text:p>
          </table:table-cell>
          <table:table-cell/>
        </table:table-row>
        <table:table-row table:style-name="ro1">
          <table:table-cell office:value-type="string" calcext:value-type="string">
            <text:p>p43</text:p>
          </table:table-cell>
          <table:table-cell office:value-type="float" office:value="5763" calcext:value-type="float">
            <text:p>5763</text:p>
          </table:table-cell>
          <table:table-cell office:value-type="float" office:value="17154" calcext:value-type="float">
            <text:p>17154</text:p>
          </table:table-cell>
          <table:table-cell office:value-type="float" office:value="5768" calcext:value-type="float">
            <text:p>5768</text:p>
          </table:table-cell>
          <table:table-cell office:value-type="string" calcext:value-type="string">
            <text:p>--</text:p>
          </table:table-cell>
          <table:table-cell office:value-type="float" office:value="5808" calcext:value-type="float">
            <text:p>5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B100</text:p>
          </table:table-cell>
          <table:table-cell office:value-type="float" office:value="28942" calcext:value-type="float">
            <text:p>28942</text:p>
          </table:table-cell>
          <table:table-cell office:value-type="float" office:value="146886" calcext:value-type="float">
            <text:p>146886</text:p>
          </table:table-cell>
          <table:table-cell office:value-type="float" office:value="29136" calcext:value-type="float">
            <text:p>29136</text:p>
          </table:table-cell>
          <table:table-cell office:value-type="string" calcext:value-type="string">
            <text:p>--</text:p>
          </table:table-cell>
          <table:table-cell office:value-type="float" office:value="82257" calcext:value-type="float">
            <text:p>82257</text:p>
          </table:table-cell>
          <table:table-cell office:value-type="float" office:value="22141" calcext:value-type="float">
            <text:p>22141</text:p>
          </table:table-cell>
          <table:table-cell/>
        </table:table-row>
        <table:table-row table:style-name="ro1">
          <table:table-cell office:value-type="string" calcext:value-type="string">
            <text:p>kroB150</text:p>
          </table:table-cell>
          <table:table-cell office:value-type="float" office:value="35226" calcext:value-type="float">
            <text:p>35226</text:p>
          </table:table-cell>
          <table:table-cell office:value-type="float" office:value="236647" calcext:value-type="float">
            <text:p>236647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-</text:p>
          </table:table-cell>
          <table:table-cell office:value-type="float" office:value="130765" calcext:value-type="float">
            <text:p>130765</text:p>
          </table:table-cell>
          <table:table-cell office:value-type="float" office:value="26130" calcext:value-type="float">
            <text:p>26130</text:p>
          </table:table-cell>
          <table:table-cell/>
        </table:table-row>
        <table:table-row table:style-name="ro1">
          <table:table-cell office:value-type="string" calcext:value-type="string">
            <text:p>kroB200</text:p>
          </table:table-cell>
          <table:table-cell office:value-type="float" office:value="40531" calcext:value-type="float">
            <text:p>40531</text:p>
          </table:table-cell>
          <table:table-cell office:value-type="float" office:value="304841" calcext:value-type="float">
            <text:p>304841</text:p>
          </table:table-cell>
          <table:table-cell office:value-type="float" office:value="36509" calcext:value-type="float">
            <text:p>36509</text:p>
          </table:table-cell>
          <table:table-cell office:value-type="string" calcext:value-type="string">
            <text:p>--</text:p>
          </table:table-cell>
          <table:table-cell office:value-type="float" office:value="188991" calcext:value-type="float">
            <text:p>188991</text:p>
          </table:table-cell>
          <table:table-cell office:value-type="float" office:value="29437" calcext:value-type="float">
            <text:p>29437</text:p>
          </table:table-cell>
          <table:table-cell/>
        </table:table-row>
        <table:table-row table:style-name="ro1">
          <table:table-cell office:value-type="string" calcext:value-type="string">
            <text:p>tsp225</text:p>
          </table:table-cell>
          <table:table-cell office:value-type="float" office:value="5171" calcext:value-type="float">
            <text:p>5171</text:p>
          </table:table-cell>
          <table:table-cell office:value-type="float" office:value="38812" calcext:value-type="float">
            <text:p>38812</text:p>
          </table:table-cell>
          <table:table-cell office:value-type="float" office:value="4674" calcext:value-type="float">
            <text:p>4674</text:p>
          </table:table-cell>
          <table:table-cell office:value-type="string" calcext:value-type="string">
            <text:p>--</text:p>
          </table:table-cell>
          <table:table-cell office:value-type="float" office:value="24034" calcext:value-type="float">
            <text:p>24034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string" calcext:value-type="string">
            <text:p>a280</text:p>
          </table:table-cell>
          <table:table-cell office:value-type="float" office:value="3570" calcext:value-type="float">
            <text:p>3570</text:p>
          </table:table-cell>
          <table:table-cell office:value-type="float" office:value="31567" calcext:value-type="float">
            <text:p>31567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--</text:p>
          </table:table-cell>
          <table:table-cell office:value-type="float" office:value="20360" calcext:value-type="float">
            <text:p>20360</text:p>
          </table:table-cell>
          <table:table-cell office:value-type="float" office:value="2579" calcext:value-type="float">
            <text:p>257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shapes>
          <draw:frame draw:z-index="0" draw:style-name="gr1" draw:text-style-name="P1" svg:width="32.824cm" svg:height="13.759cm" svg:x="0.976cm" svg:y="0.638cm">
            <draw:object draw:notify-on-update-of-ranges="Sheet2.A2:Sheet2.A15 Sheet2.B1:Sheet2.B1 Sheet2.B2:Sheet2.B15 Sheet2.C1:Sheet2.C1 Sheet2.C2:Sheet2.C15 Sheet2.D1:Sheet2.D1 Sheet2.D2:Sheet2.D15 Sheet2.E1:Sheet2.E1 Sheet2.E2:Sheet2.E15 Sheet2.F1:Sheet2.F1 Sheet2.F2:Sheet2.F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Minimal Spanning Tree</text:p>
          </table:table-cell>
          <table:table-cell office:value-type="string" calcext:value-type="string">
            <text:p>Random approach</text:p>
          </table:table-cell>
          <table:table-cell office:value-type="string" calcext:value-type="string">
            <text:p>Greedy Approach</text:p>
          </table:table-cell>
          <table:table-cell table:style-name="Default" office:value-type="string" calcext:value-type="string">
            <text:p>Branch and Bound</text:p>
          </table:table-cell>
          <table:table-cell office:value-type="string" calcext:value-type="string">
            <text:p>Genetic Approach</text:p>
          </table:table-cell>
        </table:table-row>
        <table:table-row table:style-name="ro1">
          <table:table-cell office:value-type="string" calcext:value-type="string">
            <text:p>burma14</text:p>
          </table:table-cell>
          <table:table-cell office:value-type="float" office:value="56071" calcext:value-type="float">
            <text:p>56071</text:p>
          </table:table-cell>
          <table:table-cell office:value-type="float" office:value="263380" calcext:value-type="float">
            <text:p>263380</text:p>
          </table:table-cell>
          <table:table-cell office:value-type="float" office:value="3703" calcext:value-type="float">
            <text:p>3703</text:p>
          </table:table-cell>
          <table:table-cell table:style-name="Default" office:value-type="float" office:value="14473040568" calcext:value-type="float">
            <text:p>14473040568</text:p>
          </table:table-cell>
          <table:table-cell office:value-type="float" office:value="4457316" calcext:value-type="float">
            <text:p>4457316</text:p>
          </table:table-cell>
        </table:table-row>
        <table:table-row table:style-name="ro1">
          <table:table-cell office:value-type="string" calcext:value-type="string">
            <text:p>ulysses16</text:p>
          </table:table-cell>
          <table:table-cell office:value-type="float" office:value="22194" calcext:value-type="float">
            <text:p>22194</text:p>
          </table:table-cell>
          <table:table-cell office:value-type="float" office:value="100209" calcext:value-type="float">
            <text:p>100209</text:p>
          </table:table-cell>
          <table:table-cell office:value-type="float" office:value="1518" calcext:value-type="float">
            <text:p>1518</text:p>
          </table:table-cell>
          <table:table-cell table:style-name="Default" office:value-type="float" office:value="38562853695911" calcext:value-type="float">
            <text:p>38562853695911</text:p>
          </table:table-cell>
          <table:table-cell office:value-type="float" office:value="3624984" calcext:value-type="float">
            <text:p>3624984</text:p>
          </table:table-cell>
        </table:table-row>
        <table:table-row table:style-name="ro1">
          <table:table-cell office:value-type="string" calcext:value-type="string">
            <text:p>br17</text:p>
          </table:table-cell>
          <table:table-cell office:value-type="float" office:value="94082" calcext:value-type="float">
            <text:p>94082</text:p>
          </table:table-cell>
          <table:table-cell office:value-type="float" office:value="462403" calcext:value-type="float">
            <text:p>462403</text:p>
          </table:table-cell>
          <table:table-cell office:value-type="float" office:value="6219" calcext:value-type="float">
            <text:p>6219</text:p>
          </table:table-cell>
          <table:table-cell table:style-name="Default" office:value-type="float" office:value="128481628778" calcext:value-type="float">
            <text:p>128481628778</text:p>
          </table:table-cell>
          <table:table-cell office:value-type="float" office:value="3473191" calcext:value-type="float">
            <text:p>3473191</text:p>
          </table:table-cell>
        </table:table-row>
        <table:table-row table:style-name="ro1">
          <table:table-cell table:style-name="ce1" office:value-type="string" calcext:value-type="string">
            <text:p>gr17</text:p>
          </table:table-cell>
          <table:table-cell office:value-type="float" office:value="86313" calcext:value-type="float">
            <text:p>86313</text:p>
          </table:table-cell>
          <table:table-cell office:value-type="float" office:value="276930" calcext:value-type="float">
            <text:p>276930</text:p>
          </table:table-cell>
          <table:table-cell office:value-type="float" office:value="3827" calcext:value-type="float">
            <text:p>3827</text:p>
          </table:table-cell>
          <table:table-cell table:style-name="Default" office:value-type="float" office:value="3939902336498" calcext:value-type="float">
            <text:p>3939902336498</text:p>
          </table:table-cell>
          <table:table-cell office:value-type="float" office:value="5778669" calcext:value-type="float">
            <text:p>5778669</text:p>
          </table:table-cell>
        </table:table-row>
        <table:table-row table:style-name="ro1">
          <table:table-cell office:value-type="string" calcext:value-type="string">
            <text:p>gr21</text:p>
          </table:table-cell>
          <table:table-cell office:value-type="float" office:value="180126" calcext:value-type="float">
            <text:p>180126</text:p>
          </table:table-cell>
          <table:table-cell office:value-type="float" office:value="598260" calcext:value-type="float">
            <text:p>598260</text:p>
          </table:table-cell>
          <table:table-cell office:value-type="float" office:value="9910" calcext:value-type="float">
            <text:p>9910</text:p>
          </table:table-cell>
          <table:table-cell office:value-type="string" calcext:value-type="string">
            <text:p>--</text:p>
          </table:table-cell>
          <table:table-cell office:value-type="float" office:value="12309388" calcext:value-type="float">
            <text:p>12309388</text:p>
          </table:table-cell>
        </table:table-row>
        <table:table-row table:style-name="ro1">
          <table:table-cell office:value-type="string" calcext:value-type="string">
            <text:p>gr24</text:p>
          </table:table-cell>
          <table:table-cell office:value-type="float" office:value="62008" calcext:value-type="float">
            <text:p>62008</text:p>
          </table:table-cell>
          <table:table-cell office:value-type="float" office:value="189644" calcext:value-type="float">
            <text:p>189644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--</text:p>
          </table:table-cell>
          <table:table-cell office:value-type="float" office:value="4266995" calcext:value-type="float">
            <text:p>4266995</text:p>
          </table:table-cell>
        </table:table-row>
        <table:table-row table:style-name="ro1">
          <table:table-cell office:value-type="string" calcext:value-type="string">
            <text:p>bays29</text:p>
          </table:table-cell>
          <table:table-cell office:value-type="float" office:value="66869" calcext:value-type="float">
            <text:p>66869</text:p>
          </table:table-cell>
          <table:table-cell office:value-type="float" office:value="183049" calcext:value-type="float">
            <text:p>183049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--</text:p>
          </table:table-cell>
          <table:table-cell office:value-type="float" office:value="7849536" calcext:value-type="float">
            <text:p>7849536</text:p>
          </table:table-cell>
        </table:table-row>
        <table:table-row table:style-name="ro1">
          <table:table-cell office:value-type="string" calcext:value-type="string">
            <text:p>ulysses22</text:p>
          </table:table-cell>
          <table:table-cell office:value-type="float" office:value="59586" calcext:value-type="float">
            <text:p>59586</text:p>
          </table:table-cell>
          <table:table-cell office:value-type="float" office:value="169794" calcext:value-type="float">
            <text:p>169794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--</text:p>
          </table:table-cell>
          <table:table-cell office:value-type="float" office:value="5178611" calcext:value-type="float">
            <text:p>5178611</text:p>
          </table:table-cell>
        </table:table-row>
        <table:table-row table:style-name="ro1">
          <table:table-cell office:value-type="string" calcext:value-type="string">
            <text:p>p43</text:p>
          </table:table-cell>
          <table:table-cell office:value-type="float" office:value="2395724" calcext:value-type="float">
            <text:p>2395724</text:p>
          </table:table-cell>
          <table:table-cell office:value-type="float" office:value="857862" calcext:value-type="float">
            <text:p>857862</text:p>
          </table:table-cell>
          <table:table-cell office:value-type="float" office:value="7878" calcext:value-type="float">
            <text:p>7878</text:p>
          </table:table-cell>
          <table:table-cell office:value-type="string" calcext:value-type="string">
            <text:p>--</text:p>
          </table:table-cell>
          <table:table-cell office:value-type="float" office:value="9116536" calcext:value-type="float">
            <text:p>9116536</text:p>
          </table:table-cell>
        </table:table-row>
        <table:table-row table:style-name="ro1">
          <table:table-cell office:value-type="string" calcext:value-type="string">
            <text:p>kroB100</text:p>
          </table:table-cell>
          <table:table-cell office:value-type="float" office:value="4724274" calcext:value-type="float">
            <text:p>4724274</text:p>
          </table:table-cell>
          <table:table-cell office:value-type="float" office:value="974321" calcext:value-type="float">
            <text:p>974321</text:p>
          </table:table-cell>
          <table:table-cell office:value-type="float" office:value="46661" calcext:value-type="float">
            <text:p>46661</text:p>
          </table:table-cell>
          <table:table-cell office:value-type="string" calcext:value-type="string">
            <text:p>--</text:p>
          </table:table-cell>
          <table:table-cell office:value-type="float" office:value="37264426" calcext:value-type="float">
            <text:p>37264426</text:p>
          </table:table-cell>
        </table:table-row>
        <table:table-row table:style-name="ro1">
          <table:table-cell office:value-type="string" calcext:value-type="string">
            <text:p>kroB150</text:p>
          </table:table-cell>
          <table:table-cell office:value-type="float" office:value="20273355" calcext:value-type="float">
            <text:p>20273355</text:p>
          </table:table-cell>
          <table:table-cell office:value-type="float" office:value="1855898" calcext:value-type="float">
            <text:p>1855898</text:p>
          </table:table-cell>
          <table:table-cell office:value-type="float" office:value="102927" calcext:value-type="float">
            <text:p>102927</text:p>
          </table:table-cell>
          <table:table-cell office:value-type="string" calcext:value-type="string">
            <text:p>--</text:p>
          </table:table-cell>
          <table:table-cell office:value-type="float" office:value="100957927" calcext:value-type="float">
            <text:p>100957927</text:p>
          </table:table-cell>
        </table:table-row>
        <table:table-row table:style-name="ro1">
          <table:table-cell office:value-type="string" calcext:value-type="string">
            <text:p>kroB200</text:p>
          </table:table-cell>
          <table:table-cell office:value-type="float" office:value="55076801" calcext:value-type="float">
            <text:p>55076801</text:p>
          </table:table-cell>
          <table:table-cell office:value-type="float" office:value="4805255" calcext:value-type="float">
            <text:p>4805255</text:p>
          </table:table-cell>
          <table:table-cell office:value-type="float" office:value="239179" calcext:value-type="float">
            <text:p>239179</text:p>
          </table:table-cell>
          <table:table-cell office:value-type="string" calcext:value-type="string">
            <text:p>--</text:p>
          </table:table-cell>
          <table:table-cell office:value-type="float" office:value="219543036" calcext:value-type="float">
            <text:p>219543036</text:p>
          </table:table-cell>
        </table:table-row>
        <table:table-row table:style-name="ro1">
          <table:table-cell office:value-type="string" calcext:value-type="string">
            <text:p>tsp225</text:p>
          </table:table-cell>
          <table:table-cell office:value-type="float" office:value="67801144" calcext:value-type="float">
            <text:p>67801144</text:p>
          </table:table-cell>
          <table:table-cell office:value-type="float" office:value="4006687" calcext:value-type="float">
            <text:p>4006687</text:p>
          </table:table-cell>
          <table:table-cell office:value-type="float" office:value="157150" calcext:value-type="float">
            <text:p>157150</text:p>
          </table:table-cell>
          <table:table-cell office:value-type="string" calcext:value-type="string">
            <text:p>--</text:p>
          </table:table-cell>
          <table:table-cell office:value-type="float" office:value="328777922" calcext:value-type="float">
            <text:p>328777922</text:p>
          </table:table-cell>
        </table:table-row>
        <table:table-row table:style-name="ro1">
          <table:table-cell office:value-type="string" calcext:value-type="string">
            <text:p>a280</text:p>
          </table:table-cell>
          <table:table-cell office:value-type="float" office:value="111981059" calcext:value-type="float">
            <text:p>111981059</text:p>
          </table:table-cell>
          <table:table-cell office:value-type="float" office:value="4850311" calcext:value-type="float">
            <text:p>4850311</text:p>
          </table:table-cell>
          <table:table-cell office:value-type="float" office:value="251993" calcext:value-type="float">
            <text:p>251993</text:p>
          </table:table-cell>
          <table:table-cell office:value-type="string" calcext:value-type="string">
            <text:p>--</text:p>
          </table:table-cell>
          <table:table-cell office:value-type="float" office:value="515737384" calcext:value-type="float">
            <text:p>51573738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15:30:07.7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23S</meta:editing-duration>
    <meta:editing-cycles>10</meta:editing-cycles>
    <meta:generator>LibreOffice/4.3.1.2$Windows_x86 LibreOffice_project/958349dc3b25111dbca392fbc281a05559ef6848</meta:generator>
    <dc:date>2014-12-04T16:15:11.471000000</dc:date>
    <meta:document-statistic meta:table-count="3" meta:cell-count="19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0" chart:gap-width="1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4cm" svg:height="14.377cm" xlink:href=".." xlink:type="simple" chart:class="chart:bar" chart:style-name="ch1">
        <chart:legend chart:legend-position="end" svg:x="30.152cm" svg:y="5.644cm" style:legend-expansion="high" chart:style-name="ch2"/>
        <chart:plot-area chart:style-name="ch3" table:cell-range-address="Sheet1.A1:Sheet1.G15" chart:data-source-has-labels="both" svg:x="1.699cm" svg:y="0.287cm" svg:width="27.765cm" svg:height="12.822cm">
          <chartooo:coordinate-region svg:x="3.246cm" svg:y="0.487cm" svg:width="26.218cm" svg:height="11.975cm"/>
          <chart:axis chart:dimension="x" chart:name="primary-x" chart:style-name="ch4" chartooo:axis-type="auto">
            <chartooo:date-scale/>
            <chart:title svg:x="12.137cm" svg:y="13.396cm" chart:style-name="ch5">
              <text:p>Nom du graphe (Nombre noeud après le nom)</text:p>
            </chart:title>
            <chart:categories table:cell-range-address="Sheet1.A2:Sheet1.A15"/>
          </chart:axis>
          <chart:axis chart:dimension="y" chart:name="primary-y" chart:style-name="ch6">
            <chart:title svg:x="0.451cm" svg:y="7.906cm" chart:style-name="ch7">
              <text:p>Coût du chemin</text:p>
            </chart:title>
            <chart:grid chart:style-name="ch8" chart:class="major"/>
          </chart:axis>
          <chart:series chart:style-name="ch9" chart:values-cell-range-address="Sheet1.B2:Sheet1.B15" chart:label-cell-address="Sheet1.B1:Sheet1.B1" chart:class="chart:bar">
            <chart:data-point chart:repeated="14"/>
          </chart:series>
          <chart:series chart:style-name="ch10" chart:values-cell-range-address="Sheet1.C2:Sheet1.C15" chart:label-cell-address="Sheet1.C1:Sheet1.C1" chart:class="chart:bar">
            <chart:data-point chart:repeated="14"/>
          </chart:series>
          <chart:series chart:style-name="ch11" chart:values-cell-range-address="Sheet1.D2:Sheet1.D15" chart:label-cell-address="Sheet1.D1:Sheet1.D1" chart:class="chart:bar">
            <chart:data-point chart:repeated="14"/>
          </chart:series>
          <chart:series chart:style-name="ch12" chart:values-cell-range-address="Sheet1.E2:Sheet1.E15" chart:label-cell-address="Sheet1.E1:Sheet1.E1" chart:class="chart:bar">
            <chart:data-point chart:repeated="14"/>
          </chart:series>
          <chart:series chart:style-name="ch13" chart:values-cell-range-address="Sheet1.F2:Sheet1.F15" chart:label-cell-address="Sheet1.F1:Sheet1.F1" chart:class="chart:bar">
            <chart:data-point chart:repeated="14"/>
          </chart:series>
          <chart:series chart:style-name="ch14" chart:values-cell-range-address="Sheet1.G2:Sheet1.G15" chart:label-cell-address="Sheet1.G1:Sheet1.G1" chart:class="chart:ba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l Spanning Tree</text:p>
                <draw:g>
                  <svg:desc>Sheet1.B1:Sheet1.B1</svg:desc>
                </draw:g>
              </table:table-cell>
              <table:table-cell office:value-type="string">
                <text:p>Random approach</text:p>
                <draw:g>
                  <svg:desc>Sheet1.C1:Sheet1.C1</svg:desc>
                </draw:g>
              </table:table-cell>
              <table:table-cell office:value-type="string">
                <text:p>Greedy Approach</text:p>
                <draw:g>
                  <svg:desc>Sheet1.D1:Sheet1.D1</svg:desc>
                </draw:g>
              </table:table-cell>
              <table:table-cell office:value-type="string">
                <text:p>Branch and Bound</text:p>
                <draw:g>
                  <svg:desc>Sheet1.E1:Sheet1.E1</svg:desc>
                </draw:g>
              </table:table-cell>
              <table:table-cell office:value-type="string">
                <text:p>Genetic Approach</text:p>
                <draw:g>
                  <svg:desc>Sheet1.F1:Sheet1.F1</svg:desc>
                </draw:g>
              </table:table-cell>
              <table:table-cell office:value-type="string">
                <text:p>Valeur optimal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rma14</text:p>
                <draw:g>
                  <svg:desc>Sheet1.A2:Sheet1.A15</svg:desc>
                </draw:g>
              </table:table-cell>
              <table:table-cell office:value-type="float" office:value="4003">
                <text:p>4003</text:p>
                <draw:g>
                  <svg:desc>Sheet1.B2:Sheet1.B15</svg:desc>
                </draw:g>
              </table:table-cell>
              <table:table-cell office:value-type="float" office:value="4788">
                <text:p>4788</text:p>
                <draw:g>
                  <svg:desc>Sheet1.C2:Sheet1.C15</svg:desc>
                </draw:g>
              </table:table-cell>
              <table:table-cell office:value-type="float" office:value="4048">
                <text:p>4048</text:p>
                <draw:g>
                  <svg:desc>Sheet1.D2:Sheet1.D15</svg:desc>
                </draw:g>
              </table:table-cell>
              <table:table-cell office:value-type="float" office:value="3323">
                <text:p>3323</text:p>
                <draw:g>
                  <svg:desc>Sheet1.E2:Sheet1.E15</svg:desc>
                </draw:g>
              </table:table-cell>
              <table:table-cell office:value-type="float" office:value="3783">
                <text:p>3783</text:p>
                <draw:g>
                  <svg:desc>Sheet1.F2:Sheet1.F15</svg:desc>
                </draw:g>
              </table:table-cell>
              <table:table-cell office:value-type="float" office:value="3323">
                <text:p>3323</text:p>
                <draw:g>
                  <svg:desc>Sheet1.G2:Sheet1.G15</svg:desc>
                </draw:g>
              </table:table-cell>
            </table:table-row>
            <table:table-row>
              <table:table-cell office:value-type="string">
                <text:p>ulysses16</text:p>
              </table:table-cell>
              <table:table-cell office:value-type="float" office:value="7788">
                <text:p>7788</text:p>
              </table:table-cell>
              <table:table-cell office:value-type="float" office:value="9971">
                <text:p>9971</text:p>
              </table:table-cell>
              <table:table-cell office:value-type="float" office:value="9988">
                <text:p>9988</text:p>
              </table:table-cell>
              <table:table-cell office:value-type="float" office:value="6859">
                <text:p>6859</text:p>
              </table:table-cell>
              <table:table-cell office:value-type="float" office:value="7169">
                <text:p>7169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br17</text:p>
              </table:table-cell>
              <table:table-cell office:value-type="float" office:value="42">
                <text:p>42</text:p>
              </table:table-cell>
              <table:table-cell office:value-type="float" office:value="121">
                <text:p>121</text:p>
              </table:table-cell>
              <table:table-cell office:value-type="float" office:value="92">
                <text:p>92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gr17</text:p>
              </table:table-cell>
              <table:table-cell office:value-type="float" office:value="2352">
                <text:p>2352</text:p>
              </table:table-cell>
              <table:table-cell office:value-type="float" office:value="3698">
                <text:p>3698</text:p>
              </table:table-cell>
              <table:table-cell office:value-type="float" office:value="2187">
                <text:p>2187</text:p>
              </table:table-cell>
              <table:table-cell office:value-type="float" office:value="2085">
                <text:p>2085</text:p>
              </table:table-cell>
              <table:table-cell office:value-type="float" office:value="2528">
                <text:p>2528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gr21</text:p>
              </table:table-cell>
              <table:table-cell office:value-type="float" office:value="3738">
                <text:p>3738</text:p>
              </table:table-cell>
              <table:table-cell office:value-type="float" office:value="5792">
                <text:p>5792</text:p>
              </table:table-cell>
              <table:table-cell office:value-type="float" office:value="3333">
                <text:p>3333</text:p>
              </table:table-cell>
              <table:table-cell office:value-type="float" office:value="NaN">
                <text:p>NaN</text:p>
              </table:table-cell>
              <table:table-cell office:value-type="float" office:value="3580">
                <text:p>3580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gr24</text:p>
              </table:table-cell>
              <table:table-cell office:value-type="float" office:value="1641">
                <text:p>1641</text:p>
              </table:table-cell>
              <table:table-cell office:value-type="float" office:value="2943">
                <text:p>2943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1919">
                <text:p>1919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bays29</text:p>
              </table:table-cell>
              <table:table-cell office:value-type="float" office:value="2743">
                <text:p>2743</text:p>
              </table:table-cell>
              <table:table-cell office:value-type="float" office:value="4938">
                <text:p>4938</text:p>
              </table:table-cell>
              <table:table-cell office:value-type="float" office:value="2258">
                <text:p>2258</text:p>
              </table:table-cell>
              <table:table-cell office:value-type="float" office:value="NaN">
                <text:p>NaN</text:p>
              </table:table-cell>
              <table:table-cell office:value-type="float" office:value="3038">
                <text:p>3038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ulysses22</text:p>
              </table:table-cell>
              <table:table-cell office:value-type="float" office:value="8308">
                <text:p>8308</text:p>
              </table:table-cell>
              <table:table-cell office:value-type="float" office:value="12472">
                <text:p>12472</text:p>
              </table:table-cell>
              <table:table-cell office:value-type="float" office:value="10586">
                <text:p>10586</text:p>
              </table:table-cell>
              <table:table-cell office:value-type="float" office:value="NaN">
                <text:p>NaN</text:p>
              </table:table-cell>
              <table:table-cell office:value-type="float" office:value="8399">
                <text:p>8399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string">
                <text:p>p43</text:p>
              </table:table-cell>
              <table:table-cell office:value-type="float" office:value="5763">
                <text:p>5763</text:p>
              </table:table-cell>
              <table:table-cell office:value-type="float" office:value="17154">
                <text:p>17154</text:p>
              </table:table-cell>
              <table:table-cell office:value-type="float" office:value="5768">
                <text:p>5768</text:p>
              </table:table-cell>
              <table:table-cell office:value-type="float" office:value="NaN">
                <text:p>NaN</text:p>
              </table:table-cell>
              <table:table-cell office:value-type="float" office:value="5808">
                <text:p>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roB100</text:p>
              </table:table-cell>
              <table:table-cell office:value-type="float" office:value="28942">
                <text:p>28942</text:p>
              </table:table-cell>
              <table:table-cell office:value-type="float" office:value="146886">
                <text:p>146886</text:p>
              </table:table-cell>
              <table:table-cell office:value-type="float" office:value="29136">
                <text:p>29136</text:p>
              </table:table-cell>
              <table:table-cell office:value-type="float" office:value="NaN">
                <text:p>NaN</text:p>
              </table:table-cell>
              <table:table-cell office:value-type="float" office:value="82257">
                <text:p>82257</text:p>
              </table:table-cell>
              <table:table-cell office:value-type="float" office:value="22141">
                <text:p>22141</text:p>
              </table:table-cell>
            </table:table-row>
            <table:table-row>
              <table:table-cell office:value-type="string">
                <text:p>kroB150</text:p>
              </table:table-cell>
              <table:table-cell office:value-type="float" office:value="35226">
                <text:p>35226</text:p>
              </table:table-cell>
              <table:table-cell office:value-type="float" office:value="236647">
                <text:p>236647</text:p>
              </table:table-cell>
              <table:table-cell office:value-type="float" office:value="32767">
                <text:p>32767</text:p>
              </table:table-cell>
              <table:table-cell office:value-type="float" office:value="NaN">
                <text:p>NaN</text:p>
              </table:table-cell>
              <table:table-cell office:value-type="float" office:value="130765">
                <text:p>130765</text:p>
              </table:table-cell>
              <table:table-cell office:value-type="float" office:value="26130">
                <text:p>26130</text:p>
              </table:table-cell>
            </table:table-row>
            <table:table-row>
              <table:table-cell office:value-type="string">
                <text:p>kroB200</text:p>
              </table:table-cell>
              <table:table-cell office:value-type="float" office:value="40531">
                <text:p>40531</text:p>
              </table:table-cell>
              <table:table-cell office:value-type="float" office:value="304841">
                <text:p>304841</text:p>
              </table:table-cell>
              <table:table-cell office:value-type="float" office:value="36509">
                <text:p>36509</text:p>
              </table:table-cell>
              <table:table-cell office:value-type="float" office:value="NaN">
                <text:p>NaN</text:p>
              </table:table-cell>
              <table:table-cell office:value-type="float" office:value="188991">
                <text:p>188991</text:p>
              </table:table-cell>
              <table:table-cell office:value-type="float" office:value="29437">
                <text:p>29437</text:p>
              </table:table-cell>
            </table:table-row>
            <table:table-row>
              <table:table-cell office:value-type="string">
                <text:p>tsp225</text:p>
              </table:table-cell>
              <table:table-cell office:value-type="float" office:value="5171">
                <text:p>5171</text:p>
              </table:table-cell>
              <table:table-cell office:value-type="float" office:value="38812">
                <text:p>38812</text:p>
              </table:table-cell>
              <table:table-cell office:value-type="float" office:value="4674">
                <text:p>4674</text:p>
              </table:table-cell>
              <table:table-cell office:value-type="float" office:value="NaN">
                <text:p>NaN</text:p>
              </table:table-cell>
              <table:table-cell office:value-type="float" office:value="24034">
                <text:p>24034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a280</text:p>
              </table:table-cell>
              <table:table-cell office:value-type="float" office:value="3570">
                <text:p>3570</text:p>
              </table:table-cell>
              <table:table-cell office:value-type="float" office:value="31567">
                <text:p>31567</text:p>
              </table:table-cell>
              <table:table-cell office:value-type="float" office:value="3203">
                <text:p>3203</text:p>
              </table:table-cell>
              <table:table-cell office:value-type="float" office:value="NaN">
                <text:p>NaN</text:p>
              </table:table-cell>
              <table:table-cell office:value-type="float" office:value="20360">
                <text:p>20360</text:p>
              </table:table-cell>
              <table:table-cell office:value-type="float" office:value="2579">
                <text:p>2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25cm" svg:height="13.76cm" xlink:href=".." xlink:type="simple" chart:class="chart:line" chart:style-name="ch1">
        <chart:legend chart:legend-position="end" svg:x="27.988cm" svg:y="5.585cm" style:legend-expansion="high" chart:style-name="ch2"/>
        <chart:plot-area chart:style-name="ch3" table:cell-range-address="Sheet2.A1:Sheet2.F15" chart:data-source-has-labels="both" svg:x="0.656cm" svg:y="0.275cm" svg:width="26.676cm" svg:height="13.21cm">
          <chartooo:coordinate-region svg:x="3.685cm" svg:y="0.475cm" svg:width="23.275cm" svg:height="12.363cm"/>
          <chart:axis chart:dimension="x" chart:name="primary-x" chart:style-name="ch4" chartooo:axis-type="auto">
            <chartooo:date-scale/>
            <chart:categories table:cell-range-address="Sheet2.A2:Sheet2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5" chart:label-cell-address="Sheet2.B1:Sheet2.B1" chart:class="chart:line">
            <chart:data-point chart:repeated="14"/>
          </chart:series>
          <chart:series chart:style-name="ch8" chart:values-cell-range-address="Sheet2.C2:Sheet2.C15" chart:label-cell-address="Sheet2.C1:Sheet2.C1" chart:class="chart:line">
            <chart:data-point chart:repeated="14"/>
          </chart:series>
          <chart:series chart:style-name="ch9" chart:values-cell-range-address="Sheet2.D2:Sheet2.D15" chart:label-cell-address="Sheet2.D1:Sheet2.D1" chart:class="chart:line">
            <chart:data-point chart:repeated="14"/>
          </chart:series>
          <chart:series chart:style-name="ch10" chart:values-cell-range-address="Sheet2.E2:Sheet2.E15" chart:label-cell-address="Sheet2.E1:Sheet2.E1" chart:class="chart:line">
            <chart:data-point chart:repeated="14"/>
          </chart:series>
          <chart:series chart:style-name="ch11" chart:values-cell-range-address="Sheet2.F2:Sheet2.F15" chart:label-cell-address="Sheet2.F1:Sheet2.F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l Spanning Tree</text:p>
                <draw:g>
                  <svg:desc>Sheet2.B1:Sheet2.B1</svg:desc>
                </draw:g>
              </table:table-cell>
              <table:table-cell office:value-type="string">
                <text:p>Random approach</text:p>
                <draw:g>
                  <svg:desc>Sheet2.C1:Sheet2.C1</svg:desc>
                </draw:g>
              </table:table-cell>
              <table:table-cell office:value-type="string">
                <text:p>Greedy Approach</text:p>
                <draw:g>
                  <svg:desc>Sheet2.D1:Sheet2.D1</svg:desc>
                </draw:g>
              </table:table-cell>
              <table:table-cell office:value-type="string">
                <text:p>Branch and Bound</text:p>
                <draw:g>
                  <svg:desc>Sheet2.E1:Sheet2.E1</svg:desc>
                </draw:g>
              </table:table-cell>
              <table:table-cell office:value-type="string">
                <text:p>Genetic Approach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rma14</text:p>
                <draw:g>
                  <svg:desc>Sheet2.A2:Sheet2.A15</svg:desc>
                </draw:g>
              </table:table-cell>
              <table:table-cell office:value-type="float" office:value="56071">
                <text:p>56071</text:p>
                <draw:g>
                  <svg:desc>Sheet2.B2:Sheet2.B15</svg:desc>
                </draw:g>
              </table:table-cell>
              <table:table-cell office:value-type="float" office:value="263380">
                <text:p>263380</text:p>
                <draw:g>
                  <svg:desc>Sheet2.C2:Sheet2.C15</svg:desc>
                </draw:g>
              </table:table-cell>
              <table:table-cell office:value-type="float" office:value="3703">
                <text:p>3703</text:p>
                <draw:g>
                  <svg:desc>Sheet2.D2:Sheet2.D15</svg:desc>
                </draw:g>
              </table:table-cell>
              <table:table-cell office:value-type="float" office:value="14473040568">
                <text:p>14473040568</text:p>
                <draw:g>
                  <svg:desc>Sheet2.E2:Sheet2.E15</svg:desc>
                </draw:g>
              </table:table-cell>
              <table:table-cell office:value-type="float" office:value="4457316">
                <text:p>4457316</text:p>
                <draw:g>
                  <svg:desc>Sheet2.F2:Sheet2.F15</svg:desc>
                </draw:g>
              </table:table-cell>
            </table:table-row>
            <table:table-row>
              <table:table-cell office:value-type="string">
                <text:p>ulysses16</text:p>
              </table:table-cell>
              <table:table-cell office:value-type="float" office:value="22194">
                <text:p>22194</text:p>
              </table:table-cell>
              <table:table-cell office:value-type="float" office:value="100209">
                <text:p>100209</text:p>
              </table:table-cell>
              <table:table-cell office:value-type="float" office:value="1518">
                <text:p>1518</text:p>
              </table:table-cell>
              <table:table-cell office:value-type="float" office:value="38562853695911">
                <text:p>38562853695911</text:p>
              </table:table-cell>
              <table:table-cell office:value-type="float" office:value="3624984">
                <text:p>3624984</text:p>
              </table:table-cell>
            </table:table-row>
            <table:table-row>
              <table:table-cell office:value-type="string">
                <text:p>br17</text:p>
              </table:table-cell>
              <table:table-cell office:value-type="float" office:value="94082">
                <text:p>94082</text:p>
              </table:table-cell>
              <table:table-cell office:value-type="float" office:value="462403">
                <text:p>462403</text:p>
              </table:table-cell>
              <table:table-cell office:value-type="float" office:value="6219">
                <text:p>6219</text:p>
              </table:table-cell>
              <table:table-cell office:value-type="float" office:value="128481628778">
                <text:p>128481628778</text:p>
              </table:table-cell>
              <table:table-cell office:value-type="float" office:value="3473191">
                <text:p>3473191</text:p>
              </table:table-cell>
            </table:table-row>
            <table:table-row>
              <table:table-cell office:value-type="string">
                <text:p>gr17</text:p>
              </table:table-cell>
              <table:table-cell office:value-type="float" office:value="86313">
                <text:p>86313</text:p>
              </table:table-cell>
              <table:table-cell office:value-type="float" office:value="276930">
                <text:p>276930</text:p>
              </table:table-cell>
              <table:table-cell office:value-type="float" office:value="3827">
                <text:p>3827</text:p>
              </table:table-cell>
              <table:table-cell office:value-type="float" office:value="3939902336498">
                <text:p>3939902336498</text:p>
              </table:table-cell>
              <table:table-cell office:value-type="float" office:value="5778669">
                <text:p>5778669</text:p>
              </table:table-cell>
            </table:table-row>
            <table:table-row>
              <table:table-cell office:value-type="string">
                <text:p>gr21</text:p>
              </table:table-cell>
              <table:table-cell office:value-type="float" office:value="180126">
                <text:p>180126</text:p>
              </table:table-cell>
              <table:table-cell office:value-type="float" office:value="598260">
                <text:p>598260</text:p>
              </table:table-cell>
              <table:table-cell office:value-type="float" office:value="9910">
                <text:p>9910</text:p>
              </table:table-cell>
              <table:table-cell office:value-type="float" office:value="NaN">
                <text:p>NaN</text:p>
              </table:table-cell>
              <table:table-cell office:value-type="float" office:value="12309388">
                <text:p>12309388</text:p>
              </table:table-cell>
            </table:table-row>
            <table:table-row>
              <table:table-cell office:value-type="string">
                <text:p>gr24</text:p>
              </table:table-cell>
              <table:table-cell office:value-type="float" office:value="62008">
                <text:p>62008</text:p>
              </table:table-cell>
              <table:table-cell office:value-type="float" office:value="189644">
                <text:p>189644</text:p>
              </table:table-cell>
              <table:table-cell office:value-type="float" office:value="3123">
                <text:p>3123</text:p>
              </table:table-cell>
              <table:table-cell office:value-type="float" office:value="NaN">
                <text:p>NaN</text:p>
              </table:table-cell>
              <table:table-cell office:value-type="float" office:value="4266995">
                <text:p>4266995</text:p>
              </table:table-cell>
            </table:table-row>
            <table:table-row>
              <table:table-cell office:value-type="string">
                <text:p>bays29</text:p>
              </table:table-cell>
              <table:table-cell office:value-type="float" office:value="66869">
                <text:p>66869</text:p>
              </table:table-cell>
              <table:table-cell office:value-type="float" office:value="183049">
                <text:p>183049</text:p>
              </table:table-cell>
              <table:table-cell office:value-type="float" office:value="3461">
                <text:p>3461</text:p>
              </table:table-cell>
              <table:table-cell office:value-type="float" office:value="NaN">
                <text:p>NaN</text:p>
              </table:table-cell>
              <table:table-cell office:value-type="float" office:value="7849536">
                <text:p>7849536</text:p>
              </table:table-cell>
            </table:table-row>
            <table:table-row>
              <table:table-cell office:value-type="string">
                <text:p>ulysses22</text:p>
              </table:table-cell>
              <table:table-cell office:value-type="float" office:value="59586">
                <text:p>59586</text:p>
              </table:table-cell>
              <table:table-cell office:value-type="float" office:value="169794">
                <text:p>169794</text:p>
              </table:table-cell>
              <table:table-cell office:value-type="float" office:value="2674">
                <text:p>2674</text:p>
              </table:table-cell>
              <table:table-cell office:value-type="float" office:value="NaN">
                <text:p>NaN</text:p>
              </table:table-cell>
              <table:table-cell office:value-type="float" office:value="5178611">
                <text:p>5178611</text:p>
              </table:table-cell>
            </table:table-row>
            <table:table-row>
              <table:table-cell office:value-type="string">
                <text:p>p43</text:p>
              </table:table-cell>
              <table:table-cell office:value-type="float" office:value="2395724">
                <text:p>2395724</text:p>
              </table:table-cell>
              <table:table-cell office:value-type="float" office:value="857862">
                <text:p>857862</text:p>
              </table:table-cell>
              <table:table-cell office:value-type="float" office:value="7878">
                <text:p>7878</text:p>
              </table:table-cell>
              <table:table-cell office:value-type="float" office:value="NaN">
                <text:p>NaN</text:p>
              </table:table-cell>
              <table:table-cell office:value-type="float" office:value="9116536">
                <text:p>9116536</text:p>
              </table:table-cell>
            </table:table-row>
            <table:table-row>
              <table:table-cell office:value-type="string">
                <text:p>kroB100</text:p>
              </table:table-cell>
              <table:table-cell office:value-type="float" office:value="4724274">
                <text:p>4724274</text:p>
              </table:table-cell>
              <table:table-cell office:value-type="float" office:value="974321">
                <text:p>974321</text:p>
              </table:table-cell>
              <table:table-cell office:value-type="float" office:value="46661">
                <text:p>46661</text:p>
              </table:table-cell>
              <table:table-cell office:value-type="float" office:value="NaN">
                <text:p>NaN</text:p>
              </table:table-cell>
              <table:table-cell office:value-type="float" office:value="37264426">
                <text:p>37264426</text:p>
              </table:table-cell>
            </table:table-row>
            <table:table-row>
              <table:table-cell office:value-type="string">
                <text:p>kroB150</text:p>
              </table:table-cell>
              <table:table-cell office:value-type="float" office:value="20273355">
                <text:p>20273355</text:p>
              </table:table-cell>
              <table:table-cell office:value-type="float" office:value="1855898">
                <text:p>1855898</text:p>
              </table:table-cell>
              <table:table-cell office:value-type="float" office:value="102927">
                <text:p>102927</text:p>
              </table:table-cell>
              <table:table-cell office:value-type="float" office:value="NaN">
                <text:p>NaN</text:p>
              </table:table-cell>
              <table:table-cell office:value-type="float" office:value="100957927">
                <text:p>100957927</text:p>
              </table:table-cell>
            </table:table-row>
            <table:table-row>
              <table:table-cell office:value-type="string">
                <text:p>kroB200</text:p>
              </table:table-cell>
              <table:table-cell office:value-type="float" office:value="55076801">
                <text:p>55076801</text:p>
              </table:table-cell>
              <table:table-cell office:value-type="float" office:value="4805255">
                <text:p>4805255</text:p>
              </table:table-cell>
              <table:table-cell office:value-type="float" office:value="239179">
                <text:p>239179</text:p>
              </table:table-cell>
              <table:table-cell office:value-type="float" office:value="NaN">
                <text:p>NaN</text:p>
              </table:table-cell>
              <table:table-cell office:value-type="float" office:value="219543036">
                <text:p>219543036</text:p>
              </table:table-cell>
            </table:table-row>
            <table:table-row>
              <table:table-cell office:value-type="string">
                <text:p>tsp225</text:p>
              </table:table-cell>
              <table:table-cell office:value-type="float" office:value="67801144">
                <text:p>67801144</text:p>
              </table:table-cell>
              <table:table-cell office:value-type="float" office:value="4006687">
                <text:p>4006687</text:p>
              </table:table-cell>
              <table:table-cell office:value-type="float" office:value="157150">
                <text:p>157150</text:p>
              </table:table-cell>
              <table:table-cell office:value-type="float" office:value="NaN">
                <text:p>NaN</text:p>
              </table:table-cell>
              <table:table-cell office:value-type="float" office:value="328777922">
                <text:p>328777922</text:p>
              </table:table-cell>
            </table:table-row>
            <table:table-row>
              <table:table-cell office:value-type="string">
                <text:p>a280</text:p>
              </table:table-cell>
              <table:table-cell office:value-type="float" office:value="111981059">
                <text:p>111981059</text:p>
              </table:table-cell>
              <table:table-cell office:value-type="float" office:value="4850311">
                <text:p>4850311</text:p>
              </table:table-cell>
              <table:table-cell office:value-type="float" office:value="251993">
                <text:p>251993</text:p>
              </table:table-cell>
              <table:table-cell office:value-type="float" office:value="NaN">
                <text:p>NaN</text:p>
              </table:table-cell>
              <table:table-cell office:value-type="float" office:value="515737384">
                <text:p>5157373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